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64141"/>
    </style:style>
    <style:style style:name="P2" style:family="paragraph" style:parent-style-name="Preformatted_20_Text">
      <style:paragraph-properties fo:orphans="1" style:writing-mode="lr-tb"/>
      <style:text-properties officeooo:paragraph-rsid="00164141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64141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64141"/>
    </style:style>
    <style:style style:name="P5" style:family="paragraph" style:parent-style-name="Preformatted_20_Text">
      <style:paragraph-properties fo:orphans="1"/>
      <style:text-properties officeooo:paragraph-rsid="00164141"/>
    </style:style>
    <style:style style:name="P6" style:family="paragraph" style:parent-style-name="Text_20_body">
      <style:paragraph-properties fo:orphans="1"/>
      <style:text-properties officeooo:paragraph-rsid="0016414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7: Refining NP-Hard Collapse Conditions with Additional NP-Complete Problems</text:span></text:p>
      <text:p text:style-name="P2"/>
      <text:p text:style-name="P2"><text:span text:style-name="Source_20_Text"># Define additional NP-complete problems to test under COM structuring</text:span></text:p>
      <text:p text:style-name="P2"><text:span text:style-name="Source_20_Text">additional_np_problems = ["3-SAT", "Subset Sum", "Vertex Cover"]</text:span></text:p>
      <text:p text:style-name="P2"/>
      <text:p text:style-name="P2"><text:span text:style-name="Source_20_Text"># Define a function to analyze structured collapse conditions for additional NP-complete problems</text:span></text:p>
      <text:p text:style-name="P2"><text:span text:style-name="Source_20_Text">def np_complete_collapse_condition(n, problem_type="3-SAT", alpha=0.3, beta=0.25, gamma=0.1, delta=0.08):</text:span></text:p>
      <text:p text:style-name="P2"><text:span text:style-name="Source_20_Text"><text:s text:c="4"/>"""Models collapse conditions in NP-complete problems under COM structuring."""</text:span></text:p>
      <text:p text:style-name="P2"><text:span text:style-name="Source_20_Text"><text:s text:c="4"/>base_complexity = np.exp(alpha * n) * np.cos(beta * n) + gamma * np.log1p(n)</text:span></text:p>
      <text:p text:style-name="P2"><text:span text:style-name="Source_20_Text"><text:s text:c="4"/>structured_modularity = 1 + delta * np.sin(n / 6) * np.cos(n / 4)</text:span></text:p>
      <text:p text:style-name="P2"/>
      <text:p text:style-name="P2"><text:span text:style-name="Source_20_Text"><text:s text:c="4"/>if problem_type == "3-SAT":</text:span></text:p>
      <text:p text:style-name="P2"><text:span text:style-name="Source_20_Text"><text:s text:c="8"/>return base_complexity * (structured_modularity + 0.12 * np.sin(n / 7))</text:span></text:p>
      <text:p text:style-name="P2"><text:span text:style-name="Source_20_Text"><text:s text:c="4"/>elif problem_type == "Subset Sum":</text:span></text:p>
      <text:p text:style-name="P2"><text:span text:style-name="Source_20_Text"><text:s text:c="8"/>return base_complexity * (structured_modularity + 0.14 * np.cos(n / 5))</text:span></text:p>
      <text:p text:style-name="P2"><text:span text:style-name="Source_20_Text"><text:s text:c="4"/>elif problem_type == "Vertex Cover":</text:span></text:p>
      <text:p text:style-name="P2"><text:span text:style-name="Source_20_Text"><text:s text:c="8"/>return base_complexity * (structured_modularity + 0.18 * np.sin(n / 8))</text:span></text:p>
      <text:p text:style-name="P2"><text:span text:style-name="Source_20_Text"><text:s text:c="4"/>else:</text:span></text:p>
      <text:p text:style-name="P2"><text:span text:style-name="Source_20_Text"><text:s text:c="8"/>return base_complexity <text:s/># Default case</text:span></text:p>
      <text:p text:style-name="P2"/>
      <text:p text:style-name="P2"><text:span text:style-name="Source_20_Text"># Generate collapse condition values for each NP-complete problem type</text:span></text:p>
      <text:p text:style-name="P2"><text:span text:style-name="Source_20_Text">np_complete_collapse_conditions = {</text:span></text:p>
      <text:p text:style-name="P2"><text:span text:style-name="Source_20_Text"><text:s text:c="4"/>ptype: [np_complete_collapse_condition(n, problem_type=ptype) for n in n_values_extended] for ptype in additional_np_problems</text:span></text:p>
      <text:p text:style-name="P2"><text:span text:style-name="Source_20_Text">}</text:span></text:p>
      <text:p text:style-name="P2"/>
      <text:p text:style-name="P2"><text:span text:style-name="Source_20_Text"># Plot NP-complete problem collapse conditions under COM structuring</text:span></text:p>
      <text:p text:style-name="P2"><text:span text:style-name="Source_20_Text">plt.figure(figsize=(10, 6))</text:span></text:p>
      <text:p text:style-name="P2"/>
      <text:p text:style-name="P2"><text:span text:style-name="Source_20_Text">for problem_type, complexities in np_complete_collapse_conditions.items():</text:span></text:p>
      <text:p text:style-name="P2"><text:span text:style-name="Source_20_Text"><text:s text:c="4"/>plt.plot(n_values_extended, complexities, linestyle="--", label=f"{problem_type} Collapse Condition")</text:span></text:p>
      <text:p text:style-name="P2"/>
      <text:p text:style-name="P2"><text:span text:style-name="Source_20_Text">plt.xlabel("Problem Size (n)")</text:span></text:p>
      <text:p text:style-name="P2"><text:span text:style-name="Source_20_Text">plt.ylabel("Complexity Collapse Behavior")</text:span></text:p>
      <text:p text:style-name="P2"><text:span text:style-name="Source_20_Text">plt.title("NP-Complete Problems Collapse Conditions Under COM Structuring")</text:span></text:p>
      <text:p text:style-name="P2"><text:span text:style-name="Source_20_Text">plt.legend()</text:span></text:p>
      <text:p text:style-name="P2"><text:span text:style-name="Source_20_Text">plt.grid(True)</text:span></text:p>
      <text:p text:style-name="P2"><text:span text:style-name="Source_20_Text">plt.show()</text:span></text:p>
      <text:p text:style-name="P2"/>
      <text:p text:style-name="P2"><text:span text:style-name="Source_20_Text"># Return computed collapse conditions for additional NP-complete problems</text:span></text:p>
      <text:p text:style-name="P3"><text:span text:style-name="Source_20_Text">np_complete_collapse_conditions</text:span></text:p>
      <text:p text:style-name="P6">Result</text:p>
      <text:p text:style-name="P5">{'3-SAT': [1.4184484564451674,</text:p>
      <text:p text:style-name="P5"><text:s text:c="2"/>1.805974584455076,</text:p>
      <text:p text:style-name="P5"><text:s text:c="2"/>2.0893484627909777,</text:p>
      <text:p text:style-name="P5"><text:s text:c="2"/>2.1339272512114675,</text:p>
      <text:p text:style-name="P5"><text:s text:c="2"/>1.7472582274971291,</text:p>
      <text:p text:style-name="P5"><text:s text:c="2"/>0.6819642644132754,</text:p>
      <text:p text:style-name="P5"><text:s text:c="2"/>-1.3572682642247207,</text:p>
      <text:p text:style-name="P5"><text:s text:c="2"/>-4.703057165202349,</text:p>
      <text:p text:style-name="P5"><text:s text:c="2"/>-9.709649228989388,</text:p>
      <text:p text:style-name="P5"><text:s text:c="2"/>-16.723309060620103,</text:p>
      <text:p text:style-name="P5"><text:s text:c="2"/>-26.01737847879537,</text:p>
      <text:p text:style-name="P5"><text:s text:c="2"/>-37.65737073565003,</text:p>
      <text:p text:style-name="P5"><text:soft-page-break/><text:s text:c="2"/>-51.256265902497674,</text:p>
      <text:p text:style-name="P5"><text:soft-page-break/><text:s text:c="2"/>-65.59440418284495,</text:p>
      <text:p text:style-name="P5"><text:s text:c="2"/>-78.12068967828425,</text:p>
      <text:p text:style-name="P5"><text:s text:c="2"/>-84.4203939821281,</text:p>
      <text:p text:style-name="P5"><text:s text:c="2"/>-77.81060616335107,</text:p>
      <text:p text:style-name="P5"><text:s text:c="2"/>-49.27068736423934,</text:p>
      <text:p text:style-name="P5"><text:s text:c="2"/>12.110533705599247,</text:p>
      <text:p text:style-name="P5"><text:s text:c="2"/>118.10973333823256,</text:p>
      <text:p text:style-name="P5"><text:s text:c="2"/>279.8922572183662,</text:p>
      <text:p text:style-name="P5"><text:s text:c="2"/>506.36059991409917,</text:p>
      <text:p text:style-name="P5"><text:s text:c="2"/>802.5556526810325,</text:p>
      <text:p text:style-name="P5"><text:s text:c="2"/>1167.9264606815464,</text:p>
      <text:p text:style-name="P5"><text:s text:c="2"/>1593.4717060754376,</text:p>
      <text:p text:style-name="P5"><text:s text:c="2"/>2055.7605918249856,</text:p>
      <text:p text:style-name="P5"><text:s text:c="2"/>2505.206340594736,</text:p>
      <text:p text:style-name="P5"><text:s text:c="2"/>2846.469380751611,</text:p>
      <text:p text:style-name="P5"><text:s text:c="2"/>2911.199251901545],</text:p>
      <text:p text:style-name="P5"><text:s/>'Subset Sum': [1.583885374953579,</text:p>
      <text:p text:style-name="P5"><text:s text:c="2"/>1.968539782500946,</text:p>
      <text:p text:style-name="P5"><text:s text:c="2"/>2.2166524179710474,</text:p>
      <text:p text:style-name="P5"><text:s text:c="2"/>2.1977299899748948,</text:p>
      <text:p text:style-name="P5"><text:s text:c="2"/>1.7425336773871247,</text:p>
      <text:p text:style-name="P5"><text:s text:c="2"/>0.6570713373759001,</text:p>
      <text:p text:style-name="P5"><text:s text:c="2"/>-1.2609737497967544,</text:p>
      <text:p text:style-name="P5"><text:s text:c="2"/>-4.20836067865219,</text:p>
      <text:p text:style-name="P5"><text:soft-page-break/><text:s text:c="2"/>-8.369799935319001,</text:p>
      <text:p text:style-name="P5"><text:s text:c="2"/>-13.91679850487302,</text:p>
      <text:p text:style-name="P5"><text:s text:c="2"/>-20.99571782835626,</text:p>
      <text:p text:style-name="P5"><text:s text:c="2"/>-29.67074575787376,</text:p>
      <text:p text:style-name="P5"><text:s text:c="2"/>-39.77303587797115,</text:p>
      <text:p text:style-name="P5"><text:s text:c="2"/>-50.60782522719292,</text:p>
      <text:p text:style-name="P5"><text:s text:c="2"/>-60.497055031406404,</text:p>
      <text:p text:style-name="P5"><text:s text:c="2"/>-66.18793322799576,</text:p>
      <text:p text:style-name="P5"><text:s text:c="2"/>-62.2256776429333,</text:p>
      <text:p text:style-name="P5"><text:s text:c="2"/>-40.44426287757412,</text:p>
      <text:p text:style-name="P5"><text:s text:c="2"/>10.259135679166748,</text:p>
      <text:p text:style-name="P5"><text:s text:c="2"/>103.7456900473555,</text:p>
      <text:p text:style-name="P5"><text:s text:c="2"/>256.0028709045489,</text:p>
      <text:p text:style-name="P5"><text:s text:c="2"/>484.01193639751307,</text:p>
      <text:p text:style-name="P5"><text:s text:c="2"/>803.8665191044532,</text:p>
      <text:p text:style-name="P5"><text:s text:c="2"/>1227.3796058404973,</text:p>
      <text:p text:style-name="P5"><text:s text:c="2"/>1755.6279314927338,</text:p>
      <text:p text:style-name="P5"><text:s text:c="2"/>2367.1314546356457,</text:p>
      <text:p text:style-name="P5"><text:s text:c="2"/>2998.2820918420066,</text:p>
      <text:p text:style-name="P5"><text:s text:c="2"/>3515.0406484493633,</text:p>
      <text:p text:style-name="P5"><text:s text:c="2"/>3678.4517672058378],</text:p>
      <text:p text:style-name="P5"><text:s/>'Vertex Cover': [1.4258259544771812,</text:p>
      <text:p text:style-name="P5"><text:s text:c="2"/>1.8242798111501382,</text:p>
      <text:p text:style-name="P5"><text:s text:c="2"/>2.1204782974567666,</text:p>
      <text:p text:style-name="P5"><text:s text:c="2"/>2.175753339732258,</text:p>
      <text:p text:style-name="P5"><text:s text:c="2"/>1.7897870413799215,</text:p>
      <text:p text:style-name="P5"><text:soft-page-break/><text:s text:c="2"/>0.7018713638440842,</text:p>
      <text:p text:style-name="P5"><text:s text:c="2"/>-1.4036572838632313,</text:p>
      <text:p text:style-name="P5"><text:s text:c="2"/>-4.887742977883306,</text:p>
      <text:p text:style-name="P5"><text:s text:c="2"/>-10.140431874710776,</text:p>
      <text:p text:style-name="P5"><text:s text:c="2"/>-17.548050302319627,</text:p>
      <text:p text:style-name="P5"><text:s text:c="2"/>-27.42075230432587,</text:p>
      <text:p text:style-name="P5"><text:s text:c="2"/>-39.84404445013187,</text:p>
      <text:p text:style-name="P5"><text:s text:c="2"/>-54.41294507720358,</text:p>
      <text:p text:style-name="P5"><text:s text:c="2"/>-69.8226225942904,</text:p>
      <text:p text:style-name="P5"><text:s text:c="2"/>-83.33367541762188,</text:p>
      <text:p text:style-name="P5"><text:s text:c="2"/>-90.20212419442595,</text:p>
      <text:p text:style-name="P5"><text:s text:c="2"/>-83.24468383502082,</text:p>
      <text:p text:style-name="P5"><text:s text:c="2"/>-52.76199029476365,</text:p>
      <text:p text:style-name="P5"><text:s text:c="2"/>12.977387513306976,</text:p>
      <text:p text:style-name="P5"><text:s text:c="2"/>126.60631221089574,</text:p>
      <text:p text:style-name="P5"><text:s text:c="2"/>299.98493756457435,</text:p>
      <text:p text:style-name="P5"><text:s text:c="2"/>542.2492628819115,</text:p>
      <text:p text:style-name="P5"><text:s text:c="2"/>857.826505366931,</text:p>
      <text:p text:style-name="P5"><text:s text:c="2"/>1244.2980551692021,</text:p>
      <text:p text:style-name="P5"><text:s text:c="2"/>1689.2500610427621,</text:p>
      <text:p text:style-name="P5"><text:s text:c="2"/>2164.3483900523547,</text:p>
      <text:p text:style-name="P5"><text:s text:c="2"/>2614.3398500949993,</text:p>
      <text:p text:style-name="P5"><text:s text:c="2"/>2939.264457173581,</text:p>
      <text:p text:style-name="P4"><text:s text:c="2"/>2970.5069579511223]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13:25.199063173</meta:creation-date>
    <dc:date>2025-02-09T13:14:08.432049995</dc:date>
    <meta:editing-duration>PT44S</meta:editing-duration>
    <meta:editing-cycles>1</meta:editing-cycles>
    <meta:document-statistic meta:table-count="0" meta:image-count="0" meta:object-count="0" meta:page-count="5" meta:paragraph-count="120" meta:word-count="300" meta:character-count="3711" meta:non-whitespace-character-count="3293"/>
    <meta:generator>LibreOffice/24.2.7.2$Linux_X86_64 LibreOffice_project/420$Build-2</meta:generator>
  </office:meta>
</office:document-meta>
</file>